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6.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25x5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KCalConvertor.forEachComplexConvert </text:p>
          </table:table-cell>
          <table:table-cell office:value-type="float" office:value="11555321.657" calcext:value-type="float">
            <text:p>11,555,321.66</text:p>
          </table:table-cell>
          <table:table-cell table:formula="of:=[.B2]/[.B4]" office:value-type="float" office:value="2.8746906582173" calcext:value-type="float">
            <text:p>2.87</text:p>
          </table:table-cell>
        </table:table-row>
        <table:table-row table:style-name="ro1">
          <table:table-cell office:value-type="string" calcext:value-type="string">
            <text:p>KCalConvertor.sequentialStreamComplexConvert</text:p>
          </table:table-cell>
          <table:table-cell office:value-type="float" office:value="11324588.23" calcext:value-type="float">
            <text:p>11,324,588.23</text:p>
          </table:table-cell>
          <table:table-cell table:formula="of:=[.B3]/[.B4]" office:value-type="float" office:value="2.81728964015619" calcext:value-type="float">
            <text:p>2.82</text:p>
          </table:table-cell>
        </table:table-row>
        <table:table-row table:style-name="ro1">
          <table:table-cell office:value-type="string" calcext:value-type="string">
            <text:p>KCalConvertor.parallelStreamComplexConvert</text:p>
          </table:table-cell>
          <table:table-cell office:value-type="float" office:value="4019674.821" calcext:value-type="float">
            <text:p>4,019,674.82</text:p>
          </table:table-cell>
          <table:table-cell table:style-name="Default"/>
        </table:table-row>
        <table:table-row table:style-name="ro2">
          <table:table-cell table:style-name="Default" table:number-columns-repeated="3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KCalConvertor.forEachConvert</text:p>
          </table:table-cell>
          <table:table-cell office:value-type="float" office:value="183954.534" calcext:value-type="float">
            <text:p>183,954.53</text:p>
          </table:table-cell>
          <table:table-cell table:formula="of:=[.B7]/[.B9]" office:value-type="float" office:value="1.06837668157372" calcext:value-type="float">
            <text:p>1.07</text:p>
          </table:table-cell>
        </table:table-row>
        <table:table-row table:style-name="ro1">
          <table:table-cell office:value-type="string" calcext:value-type="string">
            <text:p>KCalConvertor.sequentialStreamConvert</text:p>
          </table:table-cell>
          <table:table-cell office:value-type="float" office:value="160991.362" calcext:value-type="float">
            <text:p>160,991.36</text:p>
          </table:table-cell>
          <table:table-cell table:formula="of:=[.B8]/[.B9]" office:value-type="float" office:value="0.935010479793847" calcext:value-type="float">
            <text:p>0.94</text:p>
          </table:table-cell>
        </table:table-row>
        <table:table-row table:style-name="ro1">
          <table:table-cell office:value-type="string" calcext:value-type="string">
            <text:p>KCalConvertor.parallelStreamConvert </text:p>
          </table:table-cell>
          <table:table-cell office:value-type="float" office:value="172181.345" calcext:value-type="float">
            <text:p>172,181.3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09:13:47.080957536</meta:creation-date>
    <dc:date>2016-08-15T09:21:59.480014942</dc:date>
    <meta:editing-duration>PT8M10S</meta:editing-duration>
    <meta:editing-cycles>7</meta:editing-cycles>
    <meta:generator>LibreOffice/5.1.4.2$Linux_X86_64 LibreOffice_project/10m0$Build-2</meta:generator>
    <meta:document-statistic meta:table-count="1" meta:cell-count="22" meta:object-count="0"/>
  </office:meta>
</office:document-meta>
</file>